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Bebas Neue Pro Expanded" svg:font-family="'Bebas Neue Pro Expanded'" style:font-family-generic="swiss" style:font-pitch="variable"/>
    <style:font-face style:name="BookerlyLCD" svg:font-family="BookerlyLCD"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text-properties style:font-name="Bebas Neue Pro Expanded" fo:font-size="13pt" style:font-size-asian="13pt" style:font-size-complex="13pt"/>
    </style:style>
    <style:style style:name="P2" style:family="paragraph" style:parent-style-name="Heading_20_1">
      <style:paragraph-properties fo:break-before="page"/>
      <style:text-properties style:font-name="Bebas Neue Pro Expanded" fo:font-size="13pt" style:font-size-asian="13pt" style:font-size-complex="13pt"/>
    </style:style>
    <style:style style:name="P3" style:family="paragraph" style:parent-style-name="Text_20_body" style:list-style-name="L3">
      <style:paragraph-properties fo:margin-top="0cm" fo:margin-bottom="0cm" style:contextual-spacing="false"/>
    </style:style>
    <style:style style:name="P4" style:family="paragraph" style:parent-style-name="Text_20_body">
      <style:text-properties style:font-name="Bebas Neue Pro Expanded" fo:font-size="13pt" style:font-size-asian="13pt" style:font-size-complex="13pt"/>
    </style:style>
    <style:style style:name="P5" style:family="paragraph" style:parent-style-name="Text_20_body" style:list-style-name="L1">
      <style:paragraph-properties fo:margin-top="0cm" fo:margin-bottom="0cm" style:contextual-spacing="false"/>
      <style:text-properties style:font-name="Bebas Neue Pro Expanded" fo:font-size="13pt" style:font-size-asian="13pt" style:font-size-complex="13pt"/>
    </style:style>
    <style:style style:name="P6" style:family="paragraph" style:parent-style-name="Text_20_body" style:list-style-name="L1">
      <style:text-properties style:font-name="Bebas Neue Pro Expanded" fo:font-size="13pt" style:font-size-asian="13pt" style:font-size-complex="13pt"/>
    </style:style>
    <style:style style:name="P7" style:family="paragraph" style:parent-style-name="Text_20_body" style:list-style-name="L2">
      <style:paragraph-properties fo:margin-top="0cm" fo:margin-bottom="0cm" style:contextual-spacing="false"/>
      <style:text-properties style:font-name="Bebas Neue Pro Expanded" fo:font-size="13pt" style:font-size-asian="13pt" style:font-size-complex="13pt"/>
    </style:style>
    <style:style style:name="P8" style:family="paragraph" style:parent-style-name="Text_20_body" style:list-style-name="L2">
      <style:text-properties style:font-name="Bebas Neue Pro Expanded" fo:font-size="13pt" style:font-size-asian="13pt" style:font-size-complex="13pt"/>
    </style:style>
    <style:style style:name="P9" style:family="paragraph" style:parent-style-name="Text_20_body">
      <style:paragraph-properties fo:break-before="page"/>
      <style:text-properties style:font-name="Bebas Neue Pro Expanded" fo:font-size="13pt" style:font-size-asian="13pt" style:font-size-complex="13pt"/>
    </style:style>
    <style:style style:name="P10" style:family="paragraph" style:parent-style-name="Text_20_body" style:list-style-name="L3">
      <style:paragraph-properties fo:margin-top="0cm" fo:margin-bottom="0cm" style:contextual-spacing="false"/>
      <style:text-properties style:font-name="Bebas Neue Pro Expanded" fo:font-size="13pt" style:font-size-asian="13pt" style:font-size-complex="13pt"/>
    </style:style>
    <style:style style:name="P11" style:family="paragraph" style:parent-style-name="Text_20_body" style:list-style-name="L3">
      <style:text-properties style:font-name="Bebas Neue Pro Expanded" fo:font-size="13pt" style:font-size-asian="13pt" style:font-size-complex="13pt"/>
    </style:style>
    <style:style style:name="T1" style:family="text">
      <style:text-properties style:font-name="BookerlyLCD" fo:font-size="12pt" style:font-size-asian="12pt" style:font-size-complex="12pt"/>
    </style:style>
    <style:style style:name="T2" style:family="text">
      <style:text-properties style:font-name="BookerlyLCD" fo:font-size="12pt" style:text-underline-style="solid" style:text-underline-width="auto" style:text-underline-color="font-color" style:font-size-asian="12pt" style:font-size-complex="12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style:font-name="Bebas Neue Pro Expanded"/>
    </style:style>
    <style:style style:name="T6" style:family="text">
      <style:text-properties style:font-name="Bebas Neue Pro Expanded" fo:font-size="12pt" style:font-size-asian="12pt" style:font-size-complex="12pt"/>
    </style:style>
    <style:style style:name="T7" style:family="text">
      <style:text-properties style:font-name="Bebas Neue Pro Expanded" fo:font-size="12pt" style:text-underline-style="solid" style:text-underline-width="auto" style:text-underline-color="font-color" style:font-size-asian="12pt" style:font-size-complex="12pt"/>
    </style:style>
    <style:style style:name="T8" style:family="text">
      <style:text-properties style:font-name="Bebas Neue Pro Expanded" style:text-underline-style="solid" style:text-underline-width="auto" style:text-underline-color="font-color"/>
    </style:style>
    <style:style style:name="T9" style:family="text">
      <style:text-properties style:font-name="Bebas Neue Pro Expanded" fo:font-size="13pt" style:font-size-asian="13pt" style:font-size-complex="13pt"/>
    </style:style>
    <style:style style:name="T10" style:family="text">
      <style:text-properties style:font-name="Bebas Neue Pro Expanded" fo:font-size="13pt" style:text-underline-style="solid" style:text-underline-width="auto" style:text-underline-color="font-color" style:font-size-asian="13pt" style:font-size-complex="13pt"/>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text:start-value="7">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ehr geehrte Abgeordnete,</text:p>
      <text:p text:style-name="P4">sehr geehrter Herr Bundeskanzler,</text:p>
      <text:p text:style-name="P4">mit großer Sorge nehmen wir wahr, dass unsere Gesellschaft in gegen-COVID- Geimpfte und Ungeimpfte gespalten wird und dass auf Ungeimpfte ein wachsender Druck ausgeübt wird, sich impfen zu lassen.</text:p>
      <text:p text:style-name="P4">Wir fordern die Regierung auf, dieser Spaltung Einhalt zu gebieten und alle direkten und indirekten Zwangsmaßnahmen mit dem Ziel einer Impfung von bisher Ungeimpften nicht nur einzustellen, sondern aktiv zu unterbinden.</text:p>
      <text:p text:style-name="P4">Im Folgenden legen wir dar, warum ein wie auch immer gearteter Zwang oder Druck, sich impfen zu lassen, weder gerechtfertigt noch ethisch vertretbar ist.</text:p>
      <text:p text:style-name="Text_20_body"><text:span text:style-name="Strong_20_Emphasis"><text:span text:style-name="T9">Die Effektivität der Impfungen zum Schutz vor einer schweren COVID-19 Erkrankung</text:span></text:span></text:p>
      <text:p text:style-name="P4">Die Zulassungsstudien der Impfstoffe gegen COVID-19 haben eine relative Impfeffektivität von etwa 60 bis 95% zur Verhinderung einer Infektion gezeigt. Das Follow-up lag allerdings nur bei 10 bis 14 Wochen [1–4]. Aufgrund der kurzen Beobachtungszeit und der zu geringen Ereigniszahlen sind weder Aussagen zur Langzeiteffektivität möglich, noch können Aussagen zur Verhinderung von schweren Verläufen oder Todesfällen getroffen werden. Hier sind Beobachtungsstudien mit Geimpften und Nicht-Geimpften nötig.</text:p>
      <text:p text:style-name="Text_20_body"><text:span text:style-name="T9">Als wichtiges Beispiel für eine solche Studie gilt eine große gematchte Kohortenstudie aus Israel, in der je 596.618 Geimpfte und Ungeimpfte hinsichtlich des Risikos COVID-bedingter Hospitalisierung oder Tod verglichen wurden [5]. Die relative Risikoreduktion von Geimpften bezüglich einer Krankenhausbehandlung betrug 58% – was bereits viel weniger ist, als die Zulassungsstudien vermuten ließen. Die absolute Risikoreduktion betrug jedoch nur 0,025%. Das bedeutet, dass etwa 4000 Personen geimpft werden müssen um </text:span><text:span text:style-name="Emphasis"><text:span text:style-name="T10">eine</text:span></text:span><text:span text:style-name="Emphasis"><text:span text:style-name="T9"> </text:span></text:span><text:span text:style-name="T9">Hospitalisierung zu verhindern.</text:span></text:p>
      <text:p text:style-name="Text_20_body"><text:span text:style-name="T9">Bezüglich der Verhinderung eines Todesfalls wird das absolute Risiko durch die Impfung sogar nur um 0,0039% gesenkt. Das heißt, dass etwa 26.000 Menschen geimpft werden müssen um </text:span><text:span text:style-name="Emphasis"><text:span text:style-name="T10">einen</text:span></text:span><text:span text:style-name="Emphasis"><text:span text:style-name="T9"> </text:span></text:span><text:span text:style-name="T9">COVID-Todesfall zu verhindern. Die Wahrscheinlichkeit für den Einzelnen, durch die Impfung geschützt zu werden, ist also extrem gering und muss daher unbedingt gegen die Risiken der Impfung abgewogen werden. Inzwischen liegen zahlreiche weitere Beobachtungsstudien mit sehr ähnlichem Ergebnis vor.</text:span></text:p>
      <text:p text:style-name="Text_20_body"><text:span text:style-name="Strong_20_Emphasis"><text:span text:style-name="T9">Die Effektivität der Impfstoffe gegen SARS-CoV-2-Mutanten im zeitlichen Verlauf</text:span></text:span></text:p>
      <text:p text:style-name="Text_20_body"><text:span text:style-name="T9">Neuere Arbeiten zeigen, dass die Impfeffektivität im Laufe der Zeit nachlässt. In einer im New England Journal of Medicine veröffentlichten Studie kam es zu einem Abfall der relativen Impfeffektivität von &gt;90% direkt nach der vollständigen Immunisierung auf etwa 65% nach vier Monaten [6]. Darüber hinaus zeigte sich, dass es in der Studie sowohl bei Geimpften als auch bei Ungeimpften im Juli 2021 zu einem deutlichen Anstieg von Infektionen mit der Delta-Variante gekommen ist, was nahe legt, dass die Impfeffektivität nicht nur mit der Zeit abnimmt, sondern auch für die Deltavariante geringer ist. Aussagen zum Schutz vor Hospitalisierung und Tod waren </text:span><text:soft-page-break/><text:span text:style-name="T9">in dieser Studie nicht möglich, da nur </text:span><text:span text:style-name="Emphasis"><text:span text:style-name="T10">eine</text:span></text:span><text:span text:style-name="Emphasis"><text:span text:style-name="T9"> </text:span></text:span><text:span text:style-name="T9">Krankenhausaufnahme und kein einziger Todesfall zu beobachten waren.</text:span></text:p>
      <text:p text:style-name="P4">Eine kürzlich erschienene Kohortenstudie aus Schweden zeigt eindrucksvoll, dass die Impfeffektivität bereits nach sechs bis sieben Monaten so stark absinkt, dass nicht mehr von einem Schutz ausgegangen werden kann [7]. Diese Tatsache spiegelt sich auch in den steigenden Zahlen Geimpfter unter den im Krankenhaus und auf der Intensivstation behandelten COVID-Patienten wider.</text:p>
      <text:p text:style-name="P4">Auch die inzwischen von vielen propagierte Boosterung wird das COVID-Problem nicht lösen. Die absolute Risikoreduktion für einen schweren COVID-Verlauf durch den Booster betrug in einer Studie aus Israel 0,18% für über 60jährige Patienten bei einem Beobachtungszeitraum von nur einem Monat [8]. Entsprechende Untersuchungen an jüngeren und sonst gesunden Personen fehlen gänzlich. Vor allem ist unbekannt, ob Impfung und Boosterung hinsichtlich neu auftretender Varianten wie „Omikron“ effektiv sein werden.</text:p>
      <text:p text:style-name="Text_20_body"><text:span text:style-name="Strong_20_Emphasis"><text:span text:style-name="T9">Die Risiken der COVID-Impfstoffe</text:span></text:span></text:p>
      <text:p text:style-name="P4">Kein Arzneimittel oder Impfstoff hat seit Bestehen der entsprechenden Datenbanken in so kurzer Zeit so viele Meldungen von schweren, unerwünschten Wirkungen und Todesfällen erfahren wie die Impfstoffe gegen COVID-19. In seinem Sicherheitsbericht vom 20.9.2021 berichtet das Paul-Ehrlich-Institut von über</text:p>
      <text:p text:style-name="P4">156.360 Meldungen über Zwischenfälle im zeitlichen Zusammenhang mit einer COVID-Impfung in Deutschland [9]. Die Dunkelziffer nicht gemeldeter Fälle ist wahrscheinlich um ein Vielfaches höher. Von den gemeldeten Zwischenfällen endeten 1.450 tödlich, 15.122 (0,015% aller Impfungen) wurden als schwerwiegend eingestuft (Krankenhausaufnahme erforderlich). Zu den schwerwiegenden Nebenwirkungen, deren Auftreten mit hoher Wahrscheinlichkeit mit der Impfung zusammenhängt, zählen die Herzmuskel- und Herzbeutelentzündung (Myo- und Perikarditis), schwere allergische Reaktionen (Anaphylaxie), Thrombosen (Lungenembolien, Schlaganfälle, Herzinfarkte), Mangel an Blutplättchen (Thrombozytopenie, Blutungen) und Ganzkörperlähmung (Guillain-Barré-Syndrom). Die Spätfolgen der bereits bekannten schwerwiegenden Nebenwirkungen und weitere, noch weitgehend unerforschte negative Effekte wie eine antikörperabhängige Verstärkung von Entzündungsprozessen bei erneuter Infektion (Antibody-dependent-enhancement [ADE]) und die Begünstigung der Entstehung von Immunkomplex und Autoimmunerkrankungen durch die Nukleosid-modifizierte mRNA der mRNA-Impfstoffe sind wegen der kurzen bisherigen Beobachtungszeiten noch gar nicht absehbar.</text:p>
      <text:p text:style-name="Text_20_body"><text:span text:style-name="Strong_20_Emphasis"><text:span text:style-name="T9">Die Infektiosität von Geimpften und Ungeimpften</text:span></text:span></text:p>
      <text:p text:style-name="P4">Aktuelle Studien zeigen, dass sich weder die Viruslast noch die Anzahl der Personen, an welche die Infektion weitergegeben wird, zwischen Geimpften und Ungeimpften unterscheiden [10] [11]. Geimpfte sind demnach genauso ansteckend wie Ungeimpfte und können gleichermaßen zur Verbreitung der Erkrankung beitragen. Diese Ergebnisse wurden durch eine große Bevölkerungsstudie von Public Health England bestätigt: sowohl bei Infektionen mit der Alpha- <text:soft-page-break/>als auch mit der Delta-Variante finden sich bei Geimpften und Ungeimpften die gleichen PCR-Ct- Werte [12].</text:p>
      <text:p text:style-name="Text_20_body"><text:span text:style-name="Strong_20_Emphasis"><text:span text:style-name="T9">Impfung von Genesenen</text:span></text:span></text:p>
      <text:p text:style-name="P4">Es gibt keine einzige Studie, die hinsichtlich klinisch relevanter Endpunkte einen Nutzen der Impfung für Genesene nachweist. Genesene haben ein sehr geringes Risiko für eine erneute Erkrankung und ein noch geringeres Risiko für einen schweren Erkrankungsverlauf. In einer Studie aus Qatar betrug das Risiko für eine erneute Erkrankung innerhalb eines Jahres bei ungeimpften Genesenen 0,37%, das Risiko für einen schweren Verlauf sogar nur 0,001%, und es gab keinen einzigen Todesfall [13]. Selbst wenn man die hohen relativen Risikoreduktionen der Impfstudien auf ein Kollektiv von Genesenen überträgt, liegt die NNV, also die Zahl derer, die man impfen muss um einen schweren Verlauf zu verhindern über 100.000.</text:p>
      <text:p text:style-name="Text_20_body"><text:span text:style-name="Strong_20_Emphasis"><text:span text:style-name="T9">Die Nutzen-Schaden-Bilanz der COVID-19-Impfstoffe</text:span></text:span></text:p>
      <text:p text:style-name="P4">Bei der Betrachtung der Nutzen-Schaden-Bilanz ist das persönliche Risiko eines Menschen, schwer an COVID-19 zu erkranken oder an der Erkrankung zu versterben, zu berücksichtigen. Dieses Risiko wird vor allem durch das Lebensalter und vorliegende chronische Erkrankungen bestimmt. So konnte in einer systematischen Übersichtsarbeit gezeigt werden, dass das Risiko, an COVID zu versterben für Menschen über 80 Jahren etwa 10.000 Mal höher ist als für Kinder unter 10 Jahren [14]. Dieser Faktor muss in die Überlegungen zum Nutzen, aber auch zum Schaden der Impfung mit einbezogen werden. Die Zahlen im Sicherheitsbericht des Paul-Ehrlich-Instituts legen nahe, dass schwere unerwünschte Wirkungen bei Kindern etwa gleich häufig vorkommen wie bei Erwachsenen.</text:p>
      <text:p text:style-name="Text_20_body"><text:span text:style-name="T9">Herzmuskelentzündungen treten aber wahrscheinlich sogar häufiger bei Kindern und Jugendlichen auf. Bei Kindern steigt außerdem die Anzahl der erforderlichen Impfungen zur Verhinderung </text:span><text:span text:style-name="Emphasis"><text:span text:style-name="T9">einer </text:span></text:span><text:span text:style-name="T9">schweren COVID-19-Erkrankung oder gar eines Todesfalls durch COVID auf ein Vielfaches. Hieraus ist zu folgern, dass die Nutzen- Schaden-Bilanz der Impfung für Kinder, Jugendliche und junge Erwachsene mit sehr hoher Wahrscheinlichkeit negativ ist, das heißt, dass mit der Impfung mehr Schaden angerichtet wird als schwere COVID-Erkrankungen verhindert werden. Allenfalls bei alten Menschen und solchen mit Risikofaktoren für einen schweren Verlauf könnte eine eventuell vorhandene Schutzwirkung der Impfung überwiegen. Der nur kurzzeitig andauernde Schutz und die negativen Folgen der Booster-Impfungen z.B. in Israel lassen selbst diesen Nutzen zweifelhaft erscheinen. Zusätzlich muss noch berücksichtigt werden, dass viele mögliche Langzeitschäden der Impfungen wegen der fehlenden Beobachtungszeit und der unvollständigen Dokumentation noch gar nicht bekannt sind.</text:span></text:p>
      <text:p text:style-name="P4">Aus diesen Gründen muss es jedem Menschen freigestellt sein, sich nach ehrlicher Aufklärung über Nutzen und Risiken frei für oder gegen die Impfung zu entscheiden. Eine direkte oder indirekte Impfpflicht ist auf der Basis der vorliegenden Erkenntnisse weder zu rechtfertigen noch ethisch vertretbar.</text:p>
      <text:h text:style-name="P1" text:outline-level="1"><text:soft-page-break/>Fazit</text:h>
      <text:p text:style-name="P4">Der absolute, individuelle Nutzen der Impfungen gegen COVID-19 ist im Bevölkerungsdurchschnitt marginal. Er mag höher sein für Menschen mit hohem Risiko für einen schweren COVID-Verlauf. Selbst für diese Menschen bergen die Impfstoffe jedoch noch nicht bekannte Risiken für negative Spätfolgen. Jungen und gesunden Menschen und vor allem gesunden Kindern und Jugendlichen muss von der Impfung abgeraten werden, da die Risiken für schwerwiegende Nebenwirkungen und Spätfolgen den möglichen Nutzen bei weitem übersteigen.</text:p>
      <text:p text:style-name="P4">Die Behauptung, dass durch die Impfung andere Menschen vor COVID-19 geschützt werden, ist in Anbetracht der hohen Anzahl von Erkrankungen bei Geimpften und des fehlenden Unterschieds in der Infektiosität zwischen Geimpften und Ungeimpften nicht stichhaltig und unglaubwürdig.</text:p>
      <text:p text:style-name="P4">Eine Impfung von Genesenen ist weder wissenschaftlich noch infektionsepidemiologisch sinnvoll.</text:p>
      <text:p text:style-name="Text_20_body"><text:span text:style-name="Strong_20_Emphasis"><text:span text:style-name="T9">Wir fordern daher</text:span></text:span></text:p>
      <text:list xml:id="list4192493754" text:style-name="L1">
        <text:list-item>
          <text:p text:style-name="P5">den sofortigen Stopp der Ausgrenzung und Einschränkung von ungeimpften Kindern und Jugendlichen an der sozialen Teilhabe</text:p>
        </text:list-item>
        <text:list-item>
          <text:p text:style-name="P5">den sofortigen Stopp der einseitigen und die möglichen Schäden verharmlosenden Impfinformation, sowie ein Ende der Nötigung der Bevölkerung zur Impfung</text:p>
        </text:list-item>
        <text:list-item>
          <text:p text:style-name="P5">das sofortige Ende der Diskriminierung von Ungeimpften und der Ungleichbehandlung von Geimpften und Ungeimpften im öffentlichen Leben, am Arbeitsplatz und in Schulen sowie Kitas</text:p>
        </text:list-item>
        <text:list-item>
          <text:p text:style-name="P6">eine Rückkehr der politischen und medizinischen Entscheidungsträger zu (wissenschaftlicher) Neutralität, weg von der bislang geführten lobbykonformen Panikpolitik, die sowohl gezielt wissenschaftliche Tatsachen ignoriert als auch die freiheitlich-demokratischen Grundwerte mit Füßen</text:p>
        </text:list-item>
      </text:list>
      <text:p text:style-name="Text_20_body"><text:span text:style-name="Strong_20_Emphasis"><text:span text:style-name="T9">Ärzte stehen auf</text:span></text:span></text:p>
      <text:p text:style-name="P4">i.V. Dr. M. Resch Rehbühlstr. 106 92637 Weiden</text:p>
      <text:p text:style-name="Text_20_body"><text:span text:style-name="Strong_20_Emphasis"><text:span text:style-name="T9">An die Abgeordneten des Bundestags</text:span></text:span></text:p>
      <text:p text:style-name="Text_20_body"><text:span text:style-name="Strong_20_Emphasis"><text:span text:style-name="T9">An den Bundeskanzler der Bundesrepublik Deutschland<text:line-break/></text:span></text:span><text:span text:style-name="T9">Platz der Republik 1 11011 Berlin</text:span></text:p>
      <text:p text:style-name="Text_20_body"><text:span text:style-name="Strong_20_Emphasis"><text:span text:style-name="T9">13.Dezember 2021</text:span></text:span></text:p>
      <text:p text:style-name="Text_20_body"><text:span text:style-name="Strong_20_Emphasis"><text:span text:style-name="T9"> Nachrichtlich an:</text:span></text:span></text:p>
      <text:list xml:id="list2326467218" text:style-name="L2">
        <text:list-item>
          <text:p text:style-name="P7">die Gesundheitsminister von Bund und Ländern</text:p>
        </text:list-item>
        <text:list-item>
          <text:p text:style-name="P7">Deutscher Ethikrat Geschäftsstelle Jägerstr. 22/23. 10117 Berlin</text:p>
        </text:list-item>
        <text:list-item>
          <text:p text:style-name="P7">Die im Deutschen Bundestag vertretenen Parteien</text:p>
        </text:list-item>
        <text:list-item>
          <text:p text:style-name="P7">Pressestelle der Bundesärztekammer, Herbert-Lewin-Platz 1, 10623 Berlin</text:p>
        </text:list-item>
        <text:list-item>
          <text:p text:style-name="P7">Pressestelle der Kassenärztlichen Bundesvereinigung, Herbert-Lewin-Platz 2, 10623 Berlin</text:p>
        </text:list-item>
        <text:list-item>
          <text:p text:style-name="P7"><text:soft-page-break/>Deutsche Presse-Agentur, 20, 10969 Berlin</text:p>
        </text:list-item>
        <text:list-item>
          <text:p text:style-name="P8">außerdem an: die Zeit, Süddeutsche, Welt, Handelsblatt, FAZ, Frankfurter Rundschau, taz, BILD, Neue Züricher Zeitung (NZZ), multipolar, NachDenkSeiten</text:p>
        </text:list-item>
      </text:list>
      <text:p text:style-name="P9">Prof. Dr. med. Andreas Sönnichsen, Facharzt für Innere und Allgemeinmedizin, München/Wien</text:p>
      <text:p text:style-name="P4">Dr. med. Magdalena Resch, Ärztin, 92637 Weiden</text:p>
      <text:p text:style-name="P4">Dr. med. Steffen Rabe, Facharzt für Kinder- und Jugendmedizin, 81245 München Dr. med. Martin Hirte, Kinder- und Jugendarzt, 82211 Herrsching</text:p>
      <text:p text:style-name="P4">Prof. Dr. med. Dr. h. c. Lengfelder, Edmund, Arzt und Strahlenbiologe, Vorsitzender des Vorstands des Otto Hug Strahleninstituts für Gesundheit und Umwelt e. V., 80937 München</text:p>
      <text:p text:style-name="P4">Dr. med. Daniel Beha, Facharzt für Allgemeinmedizin, 92224 Amberg</text:p>
      <text:p text:style-name="P4">Prof. Dr. med. habil. Karl Hecht, Neurophysiologie und Weltraummedizin, 12559 Berlin</text:p>
      <text:p text:style-name="P4">Prof. Dr. Klaus Steger, Molekularbiologie, 35392 Gießen</text:p>
      <text:p text:style-name="P4">Dr. med. Ronald Weikl, Facharzt für Frauenheilkunde und Geburtshilfe, 94032 Passau</text:p>
      <text:p text:style-name="P4">Dr. med. Walter Weber, Arzt für Innere Medizin, 22303 Hamburg</text:p>
      <text:p text:style-name="P4">Dr. med. Wolf Bergmann, Facharzt für Allgemeinmedizin, Homöopathie, 79102 Freiburg</text:p>
      <text:p text:style-name="P4">Christine Roch, Ärztin, Homöopathie, 91126 Schwabach</text:p>
      <text:p text:style-name="P4">Dr. med. Grüner, Andreas J., Facharzt für Allgemeinmedizin; Notfallmedizin, 06108 Halle</text:p>
      <text:p text:style-name="P4">Dr. med. Heidi Göldner, Fachärztin für Allgemeinmedizin, 35619 Braunfels</text:p>
      <text:p text:style-name="P4">Igor Jahraus, Facharzt für Anästhesie,74722 Buchen Dr. med. Leist Rebekka, Gynäkologin, 80331 München</text:p>
      <text:p text:style-name="P4">Dr. med. Leschik, Susanne, Augenärztin, 38820 Halberstadt</text:p>
      <text:p text:style-name="P4">Mennicke Marietta, Ärztin im Kinder-und Jugendärztlichen Dienst (i.R.) , 19288 Ludwigslust</text:p>
      <text:p text:style-name="P4">Dr. med. Nadja Weinbach, Fachärztin für psychosomatische Medizin, 67292 Kirchheimbolanden</text:p>
      <text:p text:style-name="P4">Dr. med. Ilse Schütze, Allgemeinärztin, 03172 Guben Dr. med. Oliver Samson, Zahnarzt, 32423 Minden Christina Reulen, Allgemeinmedizin, 41334 Nettetal</text:p>
      <text:p text:style-name="P4">Dr. med. vet. Claudia Schoene, Fachtierärztin für Epidemiologie und Tropenveterinärmedizin, 48149 Münster</text:p>
      <text:p text:style-name="P4">Maria Felber, Ärztin, 04109 Leipzig</text:p>
      <text:p text:style-name="P4">Beatrix Heidemann, Ärztin, 87724 Ottobeuren</text:p>
      <text:p text:style-name="P4">Dr. med. dent. Angela Zilch, Zahnärztin, 38448 Wolfsburg Martina Pietschmann, Allgemeinmedizinerin, 82375 Emmering</text:p>
      <text:p text:style-name="P4">Dr. med. Christian Frank, Facharzt für Innere Medizin, 85250 Altomünster</text:p>
      <text:p text:style-name="P4">Dr. med. univ. Ingrid Kiesel, Fachärztin für Psychiatrie und Psychotherapie und Fachärztin für Allgemeinmedizin, 82131 Gauting</text:p>
      <text:p text:style-name="P4">Dr. med. Kai Besserer, Facharzt für Psychiatrie und Psychotherapie, 80336 München Dr. med. Trebin, Ernst, Allgemeinarzt, 96047 Bamberg</text:p>
      <text:p text:style-name="P4"><text:soft-page-break/>Dr. med. Frigowitsch Emilie, Allgemeinmedizin, Psychiatrie und Psychotherapie, 1030 Wien</text:p>
      <text:p text:style-name="P4">Susanna Masur, Tierärztin/Chiropraktikerin, 07570 Weida</text:p>
      <text:p text:style-name="P4">Dr. med. Elisabeth Hutter, Gynäkologie, Psychotherapie, 68161 Mannheim Dr. med. L. Meiners, Arzt für Innere Medizin, 48691 Vreden</text:p>
      <text:p text:style-name="P4">Bastian Robeck, Zahnarzt, 46414 Rhede</text:p>
      <text:p text:style-name="P4">Dr. med. Martin Krivacek, Anästhesist, 94560 Offenberg Dipl. med. Gudrun Daugs, Pãdiatrie, 13467 Berlin</text:p>
      <text:p text:style-name="P4">Dr. med. Andrea Karhof, Gynäkologie/Geburtshilfe, 68161 Mannheim Dr. med. Funke, Bernd, Fachzahnarzt Allg. Stomatologie, 07545 Gera Beatrix Eckhoff, Ärztin, 80336 München</text:p>
      <text:p text:style-name="P4">Barbara Dohmen, Fachärztin für Allgemeinmedizin/Umweltmedizin, 79730 Murg Dr. med. dent. Helmut Kilp, Zahnarzt, 35708 Haiger</text:p>
      <text:p text:style-name="P4">med. pract. Michael Kübler, Arzt f. Ganzheitsmedizin, CH-4310 Rheinfelden Dr. med. Otto-Hartmut Brinkmann, Internist, 49565 Bramsche</text:p>
      <text:p text:style-name="P4">Dr. med. Corinne Henker, Fachärztin für Nuklearmedizin, 51465 Bergisch Gladbach Ritter, Astrid, Tierärztin, 01139 Dresden</text:p>
      <text:p text:style-name="P4">Dr. med. Ulrich Woestmann, Facharzt für Allgemeinmedizin, 47803 Krefeld Dr. med. Marcus Langhammer, Facharzt für Pädiatrie, 04275 Leipzig</text:p>
      <text:p text:style-name="P4">Dr. med. Klink, Hartmut, Facharzt für Augenheilkunde, 74653 Künzelsau Dr. med. Ute Krüger, Fachärztin für Pathologie, 39185 Kalmar, Schweden Dr. med. Jürgen Voit, prakt. Arzt, 90429 Nürnberg</text:p>
      <text:p text:style-name="P4">Dr. med. Klaus Roman Hör, Facharzt für Allgemeinmedizin, Zahnarzt, 93449 Waldmünchen</text:p>
      <text:p text:style-name="P4">Dr. med. Dieter Bauer, Facharzt für Allgemeinmedizin iR, 83098 Brannenburg Tobias Pantförder, Facharzt für Orthopädie, 45711 Datteln</text:p>
      <text:p text:style-name="P4">Dr. Joana Krause, Fachzahnärztin für Oralchirurgie, Implantologie, 37120 Bovenden Kron, Rolf, Praktischer Arzt – Homöopathie, 86916 Kaufering</text:p>
      <text:p text:style-name="P4">Brigitta Smit-Fornahl, Tierärztin, 58579 Schalksmühle</text:p>
      <text:p text:style-name="P4">Katrin Scheer-Lührs, Gynäkologie und Geburtshilfe, 14482 Potsdam Frau Dipl.Stomatologe Ines Kumpf, Zahnärztin, 09669 Frankenberg Ann Katrin Reiter, Tierärztin , 67550 Worms</text:p>
      <text:p text:style-name="P4">Dr. med. Waltraud Parta-Kehry, Fachärztin für Gynäkologie und Geburtshilfe, 69115 Heidelberg</text:p>
      <text:p text:style-name="P4">Halina Söbke, Tierärztin, 48308 Senden</text:p>
      <text:p text:style-name="P4">Dorothee Göllner, Fachärztin für Kinder und Jugendmedizin, TCM, 59510 Lippetal Dr. med. Gerald Weiss, Facharzt für Allgemeinmedizin, 74597 Rechenberg</text:p>
      <text:p text:style-name="P4">Dr. med. Dipl.-Chem. Hans-Peter Utikal,, Facharzt für Psychotherapeutische Medizin, 82211 Herrsching</text:p>
      <text:p text:style-name="P4"><text:soft-page-break/>Dr. med. Peter Wevers, Facharzt für Allgemeinmedizin, 46485 Wesel Lukas Sesterhenn, Facharzt für Allgemeinmedizin, 50127 Bergheim</text:p>
      <text:p text:style-name="P4">Dr. med. Simone Lob, Fachärztin für Allgemeinmedizin und für Anästhesie, 80336 München</text:p>
      <text:p text:style-name="P4">Dr. med. Katharina Lindner, Fachärztin für Allgemeinmedizin, 91325 Adelsdorf</text:p>
      <text:p text:style-name="P4">Dipl. med. Gunhild Wodni, Fachärztin für Anästhesie und Spezielle Schmerztherapie, 14471 Potsdam</text:p>
      <text:p text:style-name="P4">Dr. med. Anita Ginter, Ärztin, 79104 Freiburg Jenny Mühlberg, Zahnärztin, 73460 Hüttlingen</text:p>
      <text:p text:style-name="P4">Dr. med. vet. Jürgen Deeg, Tierarzt, 01662 Meißen</text:p>
      <text:p text:style-name="P4">Prof. Dr. med. Steffen Schulz, Facharzt für Gynäkologie und Geburtshilfe, Arzt für Medizinische Informatik, 15526 Bad Saarow.</text:p>
      <text:p text:style-name="P4">Jette Limberg-Diers, Ärztin, 21521 Wohltorf</text:p>
      <text:p text:style-name="P4">Josef Diers, Facharzt für Kinderheilkunde, 21521 Wohltorf</text:p>
      <text:p text:style-name="P4">Dr. med. dent. Karin Bender-Gonser, Zahnäztin, 60329 Frankfurt</text:p>
      <text:p text:style-name="P4">Dr. med. dent. Jansen-Claessens, Jutta, Zahnärztin, 48485 Neuenkirchen Dr. med. Thomas Külken, Facharzt für Allgemeinmedizin, 79219 Staufen Diemer, Andreas, Allgemeinmedizin/ Naturheilverfahren, 76593 Gernsbach Dr. med. Torsten Traut, Allgemeinmedizin, 99817 Eisenach</text:p>
      <text:p text:style-name="P4">Paula Huchting, Assistenzärztin Allgemeinmedizin, 04668 Grimma</text:p>
      <text:p text:style-name="P4">Thomas Thraen, Facharzt für Psychsomatische Medizin und Psychotherapie, 89231 Neu-Ulm</text:p>
      <text:p text:style-name="P4">Dr. med. Ulrike Husmann, Fachärztin für Pschosomatische Medizin, 70191 Stuttgart Pamela Vasters, Praktische Tierärztin, 98527 Suhl</text:p>
      <text:p text:style-name="P4">Dr med. Klaus Pankrath, Facharzt für Chirurgie,15806 Zossen</text:p>
      <text:p text:style-name="P4">Dr. med. Regina Pankrath, Fachärztin für Allgemeinmedizin,15806 Zossen Andrea Willmann, Fachärztin für Gynäkologie, 88456 Ingoldingen</text:p>
      <text:p text:style-name="P4">Dr. med. vet. Jürgen Reiter, Tierarzt, 64653 Lorsch Reiter, Ute, Tierärztin, 64653 Lorsch</text:p>
      <text:p text:style-name="P4">Dr. med. Johannes Latzel, Facharzt für Allgemeinmedizin, 7911 Freiburg Dr. med. Gabriele Marx, Fachärztin für Gynäkologie, 68519 Viernheim</text:p>
      <text:p text:style-name="P4">Dr. med. Christine Aschermann, Nervenaerztin, Psychotherapie, 88299 Leutkirch Dr. med. Sabine Spieker, Fachärztin für Allgemeinmedizin, 77855 Achern</text:p>
      <text:p text:style-name="P4">Dr. med. Heike Trepels, Fachärztin für Allgemeinmedizin, 52349 Düren Claudia Auch, Fachärztin für Allgemeinmedizin, 21423 Winsen</text:p>
      <text:p text:style-name="P4">Dr. med. Schmidt, Rainer Facharzt für Pathologie, Facharzt für Kinder-und Jugendmedizin, 29462 Wustrow</text:p>
      <text:p text:style-name="P4">Dr. med. Dörte von Drigalski, Fachärztin für Kinder- und Jugendmedizin, 35037 Marburg</text:p>
      <text:p text:style-name="P4"><text:soft-page-break/>Dr. med. Johanna Hellmuth, Fachärztin für Anästhesiologie, 34277 Fuldabrück Dr. med. Angela Müller, Fachärztin für Innere Medizin, 82140 Olching</text:p>
      <text:p text:style-name="P4">Dr. med. Manfred Dittmar, Facharzt für Innere Medizin, 26810 Westoverledingen</text:p>
      <text:p text:style-name="P4">Dr. med. Brigitte Ottstadt, Fachärztin für Dermatologie und Venerologie, 79238 Ehrenkirchen</text:p>
      <text:p text:style-name="P4">Dr. med. Christin Gramsch, Praktische Ärztin, Naturheilverfahren, 17429 Seebad Bansin</text:p>
      <text:p text:style-name="P4">Dipl.-Med. Grit Behrend, Fachärztin für Gynäkologie und Geburtshilfe, 14482 Potsdam</text:p>
      <text:p text:style-name="P4">Mofidi Afarin, Fachärztin für Allgemeinmedizin, 52072 Aachen</text:p>
      <text:p text:style-name="P4">Dr. med. Carola Javid- Kistel, Ärztin, Homöopathie, 37115 Duderstadt</text:p>
      <text:p text:style-name="P4">Dr. med. Vera Gojic, Fachärztin für Gynäkologie und Geburtshilfe, 80805 München</text:p>
      <text:p text:style-name="P4">Dr. med. Hilmar Koschwitz, Facharzt für Arbeitsmedizin und Innere Medizin, 28876 Oyten</text:p>
      <text:p text:style-name="P4">Dr. med. Gregor Christoforis, Facharzt für Innere Medizin, 82008 Unterhaching Dr. med. Armin Götte, Facharzt für Allgemeinmedizin, 23948 Elmenhorst</text:p>
      <text:p text:style-name="P4">Uta Voit, Veterinärmedizinerin, 07907 Schleiz Thomas Gimpel, Tierarzt, 22399 Hamburg</text:p>
      <text:p text:style-name="P4">Dr. med. Tina Lindermaier, Ärztin, 81667 München</text:p>
      <text:p text:style-name="P4">Samira Mohamed, Fachärztin für Gynäkologie und Geburtshilfe, 03048 Cottbus</text:p>
      <text:p text:style-name="P4">Dr. med. Annette Bänsch-Richter-Hansen, ärztliche Psychotherapeutin, Fachärztin für Kinder- und Jugendpsychiatrie, 65187 Wiesbaden</text:p>
      <text:p text:style-name="P4">Dr. med. Bodo Cramm, Facharzt für Allgemeinmedizin, 53115 Bonn</text:p>
      <text:p text:style-name="P4">Dr. med. dent. Katja Zieber, Fachzahnärztin für Kieferorthopädie, 61348 Bad Homburg</text:p>
      <text:p text:style-name="P4">Dr. med. Monika Volz-Osenberg, Praktische Ärztin, TCM, 65193 Wiesbaden Barbara Berg, Fachärztin für Allgemeinmedizin, 88353 Kißlegg</text:p>
      <text:p text:style-name="P4">Dr. med. Johannes Ebbers, HNO-Facharzt, 78345 Moos</text:p>
      <text:p text:style-name="P4">Valeska Richter-Oldekop, praktische Ärztin i. R., 21335 Lüneburg</text:p>
      <text:p text:style-name="P4">Dr. med. Adolf Ludwig Wasmer, Facharzt für Allgemeinmedizin und Anästhesiologie, Naturheilverfahren. Psychosomatik , 79418 Schliengen</text:p>
      <text:p text:style-name="P4">Dr. med. Cornelia Dorn, Fachärztin für Kinder- und Jugendmedizin, 04509 Delitzsch Dr. Christine Köster, Fachärztin für Hals-Nasen-Ohrenheilkunde, 57439 Attendorn Heidrun Schlenker, Ärztin Psychotherapie, 83071 Stephanskirchen</text:p>
      <text:p text:style-name="P4">Juliane Knüppel, Tierärztin, 91090 Effeltrich</text:p>
      <text:p text:style-name="P4">Dr. med. Sophia Papadopoulou, Fachärztin für Allgemeinmedizin, 79102 Freiburg Dr. med. Gerhard Kappeler, Facharzt für Allgemeinmedizin, 78567 Fridingen</text:p>
      <text:p text:style-name="P4">Dr. med. Charilaos Zourelidis, Facharzt für Anästhesiologie, 94569 Stephansposching</text:p>
      <text:p text:style-name="P4">Dr. med. Ines Pistner, Ärztin für Anästhesie und Intensivmedizin, 99094 Erfurt</text:p>
      <text:p text:style-name="P4"><text:soft-page-break/>Prof. Dr. Dr. Hans Pistner, Facharzt für Mund-, Kiefer- und Gesichtschirurgie, 99094 Erfurt</text:p>
      <text:p text:style-name="P4">Dr. med. Fritz Friedl, Facharzt für Allgemeinmedizin, 83022 Rosenheim Dr. med. Bettina Michels-Maisch, Ärztin, 63486 Roßdorf</text:p>
      <text:p text:style-name="P4">Ines Mörbitz, Fachärztin für Allgemeinmedizin, 04157 Leipzig</text:p>
      <text:p text:style-name="P4">Claudia Eisenhut, Fachärztin für Allgemeinmedizin, 83512 Wasserburg Dr. med. dent. Norbert Steinecker, Zahnarzt, 10997 Berlin</text:p>
      <text:p text:style-name="P4">Dr. med. Julia Horst, Fachärztin für Allgemeinmedizin, 14612 Falkensee Gudrun Honnef, Fachärztin für Anästhesiologie, 12157 Berlin</text:p>
      <text:p text:style-name="P4">Dr. med. Beate Latour, Praktische Ärztin, 64673 Zwingenberg</text:p>
      <text:p text:style-name="P4">Dr. med. Hans-Rudolf Milstrey, Innere Medizin, Kardiologie, Angiologie, Präventivmedizin, Rehabilitationswesen, 41749 Viersen</text:p>
      <text:p text:style-name="P4">Dr. med. Martin Feichtinger, Facharzt für Kinder- und Jugendpsychiatrie und psychotherapie, Facharzt für Psychiatrie und Psychotherapie, 99084 Erfurt</text:p>
      <text:p text:style-name="P4">Dr. med. Michael Knoch, Schularzt, 10961 Berlin</text:p>
      <text:p text:style-name="P4">Oliver Raab, Fachzahnarzt für Kieferorthopädie, 18107 Rostock</text:p>
      <text:p text:style-name="P4">Erika Richter, Fachärztin für Allgemeinmedizin, 35043 Marburg</text:p>
      <text:p text:style-name="P4">Julia Veil, Fachärztin für Innere Medizin, Fachärztin für Kardiologie, Zusatzbezeichnung Notfallmedizin, 88699 Bruckfelden.</text:p>
      <text:p text:style-name="P4">Dr. med. Hans-Peter Krause, Facharzt für Allgemeinmedizin, 42115 Wuppertal Dipl. – Med. Dorothea Oertel , praktische Ärztin 19209 Klein Welzin</text:p>
      <text:p text:style-name="P4">Dr. med. Elke Fritsch-Metzger, Fachärztin für Innere Medizin, Pneumologie, 87629 Füssen</text:p>
      <text:p text:style-name="P4">Dr. med. Martin Metzger, Facharzt für Anästhesiologie, 87629 Füssen</text:p>
      <text:p text:style-name="P4">Dr. Jörg Fischer, Zahnmedizin/Fachzahnarzt für Kieferorthopädie, 18190 Sanitz</text:p>
      <text:p text:style-name="P4">Dr. med. Rainer Schäferkordt, Facharzt für Psychiatrie und Psychotherapie, 19258 Boizenburg</text:p>
      <text:p text:style-name="P4">Juliane Gralla, Zahnärztin, 44623 Herne Berit Höffkes, Zahnärztin, 44623 Herne</text:p>
      <text:p text:style-name="P4">Dr. med. Astrid Schierwater-Raimondi, Allgemeinmedizin mit Naturheilkunde, 81547 München</text:p>
      <text:p text:style-name="P4">Christina Siebicke, Fachärztin für Allgemeinmedizin, 23566 Lübeck Sabine Schelling, Fachärztin für Allgemeinmedizin, 73312 Geislingen</text:p>
      <text:p text:style-name="P4">Dr. med. Panja Platzer, Fachärztin für psychosomatische Medizin, 19055 Schwerin</text:p>
      <text:p text:style-name="P4">Gerhard Maier, Facharzt für Allgemeinmedizin und Psychotherapie, 88662 Überlingen</text:p>
      <text:p text:style-name="P4">Dr. med. Andreas Becking, Facharzt für Innere Medizin und Psychotherapie, 79098 Freiburg</text:p>
      <text:p text:style-name="P4">Dr. med. Nadja Averbeck, Ärztin in Weiterbildung Fachrichtung Kinder- und Jugendheilkunde, 86633 Neuburg</text:p>
      <text:p text:style-name="P4"><text:soft-page-break/>Ellen Schindler, prakt. Tierärztin, 96181 Ruahenebrach</text:p>
      <text:p text:style-name="P4">Dr. med. Hildegard Faust-Albrecht, Fachärztin für Gynäkologie und Geburtshilfe/ Homöopathische Ärztin, 82008 Unterhaching</text:p>
      <text:p text:style-name="P4">Dr. med. Tilo Koch, Zahnarzt, 09405 Gornau</text:p>
      <text:p text:style-name="P4">Dr. med. Christian Stein, Arzt für Osteopathie, 30159 Hannover Maria Schmidtke, Assistenzärztin Innere Medizin, xxxxx xxxxx Cord Uebermuth, Facharzt für Augenheilkunde, 40225 Düsseldorf</text:p>
      <text:p text:style-name="P4">Dr. med. Wolff Kersten v.Düring, Arzt für Allgemeinmedizin, 79098 Freiburg Dr. med. Günther Riedl, Facharzt für Pädiatrie, 29525 Uelzen</text:p>
      <text:p text:style-name="P4">Dr. med. Björn Kappeler, Facharzt für Allgemeinmedizin, 78567 Fridingen</text:p>
      <text:p text:style-name="P4">Gesa Sitaras, Allgemeinärztin und Ärztin für Anthroposophische Medizin, 34134 Kassel.</text:p>
      <text:p text:style-name="P4">Dr. med. Friedrich Stöhr, Facharzt für Allgemeinmedizin, 35085 Dreihausen Dr. med. Sascha Kuschke, Allgemeinarzt, 79102 Freiburg</text:p>
      <text:p text:style-name="P4">Dr. med. Ines Hiller, Fachärztin für Allgemeinmedizin, Fachärztin für Hygiene, Zusatzbezeichnung Betriebsmedizin, 10711 Berlin</text:p>
      <text:p text:style-name="P4">Elisabeth Walter, Zahnärztin, 12161 Berlin</text:p>
      <text:p text:style-name="P4">Dr. med. Ronny Henke, Facharzt für Allgemeinmedizin, 99510 Apolda Annegret Klevenow, Fachärztin für Psychiatrie, 67065 Ludwigshafen Dr. med. Yvonne Höfer, Ärztin, 14774 Brandenburg</text:p>
      <text:p text:style-name="P4">Dr. med. Elisabeth Credo, Fachärztin für Innere Medizin, 99099 Erfurt</text:p>
      <text:p text:style-name="P4">Birgit Imdahl, Ärztin für Psychiatrie-Psychotherapie, Sozialmedizin, 78628 Rottweil Dr. Andrea Grausam, Fachärztin für Allgemeinmedizin, 55232 Alzey</text:p>
      <text:p text:style-name="P4">Dr. med. Bernd Wörner, Facharzt für Chirurgie, 80809 München</text:p>
      <text:p text:style-name="P4">Konstantin Scholz, Facharzt für Psychosomatische Medizin, 09337 Callenberg Dr. med. Martin Hesse, Facharzt für Hals-Nasen-Ohrenheilkunde, 99084 Erfurt. Dr. med. Katharina Yahyazadeh, Fachärztin für Allgemeinmedizin, 12307 Berlin Dr. med. Daniel Zeiß, Facharzt für Arbeitsmedizin, 30177 Hannover</text:p>
      <text:p text:style-name="P4">Susanne Schorr, Praktische Ärztin/Allgemein Im Ruhestand, 21271 Hanstedt Brigitte Möser, Fachärztin für Allgemeinmedizin, 14532 Kleinmachnow</text:p>
      <text:p text:style-name="P4">Franz Bonsch, Facharzt für Allgemeinmedizin, 79312 Emmendingen</text:p>
      <text:p text:style-name="P4">Dr. med. Johanna Sach, Fachärztin für Psychosomatik, 21335 Lüneburg</text:p>
      <text:p text:style-name="P4">Dr. med. Stefan Thiel, Arzt für Allgemeinmedizin, Chirotherapie, Naturheilverfahren, 01796 Pirna</text:p>
      <text:p text:style-name="P4">Markward Stoll, Facharzt für Psychiatrie und Psychotherapie, 80336 München Dr. med. Doris Jacob, Fachärztin für Innere Medizin, 37083 Göttingen</text:p>
      <text:p text:style-name="P4">Dr. med. Theresa Riedlberger, Fachärztin für Allgemeinmedizin, 86633 Neuburg</text:p>
      <text:p text:style-name="P4">Dr. med. Wolf-Jakob Neff, Facharzt für Allgemeinmedizin, Naturheilverfahren, 79346 Endingen</text:p>
      <text:p text:style-name="P4"><text:soft-page-break/>Dr. med. dent. Carolina Urban, Zahnärztin, 09648 Kriebstein</text:p>
      <text:p text:style-name="P4">Dr. med. Renate Roth, Fachärztin für Psychiatrie und Psychotherapie, 76327 Pfinztal Christian Berus, Facharzt Anästhesie, 78727 Oberndorf am Neckar</text:p>
      <text:p text:style-name="P4">Dr med. Angelika Czimmek, Ärztin für Allgemeinmedizin, 46395 Bocholt Friedgard von Pilsach, praktische Ärztin, 14550 Groß Kreutz</text:p>
      <text:p text:style-name="P4">Dr. med. Hedwig Obermayer, Allgemeinärztin, 90765 Fürth</text:p>
      <text:p text:style-name="P4">Dr. med. dent. Bianca Bause-Ottomann, Zahnärztin, 37345 Am Ohmberg</text:p>
      <text:p text:style-name="P4">Dr. med. Gabriele Werner, Fachärztin für Innere Medizin und Allgemeinmedizin, 42103 Wuppertal</text:p>
      <text:p text:style-name="P4">Maria Rauschenbach, Zahnärztin, 01307 Dresden</text:p>
      <text:p text:style-name="P4">Dr. med. Rüdiger Dahlke, praktischer Arzt, 8462 Gamlitz</text:p>
      <text:p text:style-name="P4">Ludmila Wilde, Gynäkologie /Ärztin in Weiterbildung, 87700 Memmingen Dr. med. dent M.Sc. M.Sc. Ernst Hundsdorfer, Zahnarzt, 84048 Mainburg Dr. med. dent. Claudia Wagner, Zahnärztin, 79288 Gottenheim</text:p>
      <text:p text:style-name="P4">Dr. med. Brigitte Zahn, Fachärztin für Gynäkologie, 83022 Rosenheim Dr. med. Ulrich Thies, Facharzt für Allgemeinmedizin, 79098 Freiburg Melanie Enders, Fachärztin für Urologie, 34125 Kassel</text:p>
      <text:p text:style-name="P4">Dr. med. Heinrich Worring, Facharzt für Allgemeinmedizin, 87629 Füssen</text:p>
      <text:p text:style-name="P4">Severina Reinhardt, Assistenzärztin in Weiterbildung für Allgemeinmedizin, 99423 Weimar</text:p>
      <text:p text:style-name="P4">Dr. med. vet. Sabine Lohse, Fachtierärztin für Kleintiere, 07546 Gera</text:p>
      <text:p text:style-name="P4">Dr. med. Norbert Kohl, Facharzt für Kinder- und Jugendmedizin und für Kinder- und Jugendpsychiatrie, Psychotherapie, 61118 Bad Vilbel</text:p>
      <text:p text:style-name="P4">Regina Lex, Fachärztin für Psychiatrie und Psychotherapie, 85077 Manching Hermann Lex, Arzt, 85080 Gaimersheim</text:p>
      <text:p text:style-name="P4">Colin Frankenstein, Zahnärztin , 01445 Radebeul</text:p>
      <text:p text:style-name="P4">Dr. med. Hans-Peter Car, Augenarzt, 81547 München</text:p>
      <text:p text:style-name="P4">Daniel Reinhardt, Facharzt für Kinderheilkunde, 99423 Weimar Torsten Mahn, Facharzt f. Innere Medizin, Palliativmedizin, spezielle</text:p>
      <text:p text:style-name="P4">Schmerztherapie, Notarzt, Ethikberater in Gesundheitswesen, 04277 Leipzig</text:p>
      <text:p text:style-name="P4">Dr. med. Torsten Reum, Facharzt für Pharmakologie und Toxikologie, Facharzt für Psychosomatische Medizin und Psychotherapie, 88427 Bad Schussenried</text:p>
      <text:p text:style-name="P4">Dr. med. Luisa Peter, Fachärztin für Viszeralchirurgie, 99438 Bad Berka Cajus Wacker, Facharzt für Allgemeinmedizin, 78597 Irndorf</text:p>
      <text:p text:style-name="P4">Ruth Kohl-Munthiu, Fächärztin für Kinder-u. Jugendmedizin, 61118 Bad Vilbel</text:p>
      <text:p text:style-name="P4"><text:soft-page-break/>Dr. med. Juliette Haase, Ärztin in Weiterbildung zur Fachärztin für Psychosomatische Medizin und Psychotherapie, 79115 Freiburg</text:p>
      <text:p text:style-name="P4">Dr. med. Matthias Gestewitz, Facharzt Neurologie, Psychiatrie und Psychotherapie, 99096 Erfurt</text:p>
      <text:p text:style-name="P4">Andreas Seelig, Facharzt für Neurologie, Facharzt für Nervenheilkunde, 10967 Berlin</text:p>
      <text:p text:style-name="P4">Mandy Haupt, Ärztin in Weiterbildung, Kinder-und Jugendpsychiatrie, 99423, Weimar Ulrike Sill, Fachärztin für Allgemeinmedizin, 83620 Feldkirchen-Westerham</text:p>
      <text:p text:style-name="P4">Dr. med. Hans Christian Foerster, praktischer Arzt, 96465 Neustadt</text:p>
      <text:p text:style-name="P4">Hanna Bonnyai, Fachärztin für Orthopädie/Unfallchirurgie, Ärztin in Weiterbildung für Kinderchirurgie, 04105 Leipzig</text:p>
      <text:p text:style-name="P4">Priv. Doz. DDr. Morkl Sabrina, Fachärztin für Psychiatrie &amp; psychotherapeutische Medizin, 8047, Graz</text:p>
      <text:p text:style-name="P4">Dr. med. Dániel Schwarz, Psychiatrie und Psychotherapie (Assistenzarzt), 06618 Naumburg</text:p>
      <text:p text:style-name="P4">Dr. med. Göran Wild, Facharzt für Chirurgie/Unfallchirurgie, 04315 Leipzig Dr. med. dent. Georg Liehr, Zahnarzt, 79664 Wehr</text:p>
      <text:p text:style-name="P4">Dr. med. Sabrina Lehré, Traditionelle Chinesische Medizinerin, 10245 Berlin Dr. med. Susan Wild, Fachärztin für Anästhesie, 04229 Leipzig</text:p>
      <text:p text:style-name="P4">Dr. med. Eberhard Künzel, Facharzt für Radiologie, Facharzt für Anatomie, 04416 Markkleeberg</text:p>
      <text:p text:style-name="P4">Wout Vanloffeld, Allgemeinmedizin (im Ruhestand), 21785 Belum Dr. med. Kai Herthneck, Psychoanalyse, 72074 Tübingen</text:p>
      <text:p text:style-name="P4">Dr. med. Simone Goldhammer, Fachärztin für Allgemeinmedizin, 04109 Leipzig Dr. med. Olaf Meyer-Hamme, Facharzt für Allgemeinmedizin, 73650 Winterbach Dr. med. Anke M. Funk, Fachärztin diagnostische Radiologie, 28201 Bremen.</text:p>
      <text:p text:style-name="P4">Dr. med. Hellmut Kalbe, Augenarzt, 60437 Frankfurt</text:p>
      <text:p text:style-name="P4">Wolfgang Heinemann, Facharzt für Allgemeinmedizin, 78532 Tuttlingen</text:p>
      <text:p text:style-name="P4">Dr. med. Anja Wiegandt, Fachärztin für Kinder- und Jugendpsychiatrie, 79312 Emmendingen</text:p>
      <text:p text:style-name="P4">Dr. med. Mantel Thomas, Facharzt für Kinder- und Jugendpsychiatrie und Psychotherapie, Facharzt für Psychotherapeutische Medizin, Facharzt für Neurologie und Psychiatrie, 88699 Frickingen.</text:p>
      <text:p text:style-name="P4">Dr. med. dent. Hiltrud Gebelein, Fachzahnärztin im Ruhestand, 01936 Schwepnitz Dr. med. dent. Gunter Gebelein, Fachzahnarzt im Ruhestand, 01936 Schwepnitz Monika Hornbach, chinesische Medizin, 60320 Frankfurt</text:p>
      <text:p text:style-name="P4">Dr. med. dent. Friedrich Brand, Zahnarzt, 12205 Berlin Dr. med. dent Ellen Albert, Zahnärztin, 12205 Berlin Dipl.-Stom. Andreas Pech, Fachzahnarzt, 03172 Guben</text:p>
      <text:p text:style-name="P4">Dipl. Stom. Sabine Mahr, Zahnärztin, 02699 Puschwitz</text:p>
      <text:p text:style-name="P4">Prof. Dr. med. Sven Hildebrandt, Facharzt für Frauenheilkunde und Geburtshilfe, 01324 Dresden</text:p>
      <text:p text:style-name="P4"><text:soft-page-break/>Dipl. med. Meißner, Wilfried, Facharzt für Anatomie, Psychiatrie, Psychotherapie a.D., Saalfeld</text:p>
      <text:p text:style-name="P4">Dr. Koch, Lydia, Internistisch tätige Hausärztin, 01324 Dresden Dr. med. dent Schnitzler, Anja Zahnärztin, 72141 Walddorfhäslach</text:p>
      <text:p text:style-name="P4">Dr. med. Michael Blum, Facharzt für Allgemeinmedizin, Homöopathie, 88605 Meßkirch</text:p>
      <text:p text:style-name="P4">Dr. med. Eva Blum, Fachärztin für Allgemeinmedizin, Homöopathie, 88605 Meßkirch Dr. med. Christfried Preußler, Facharzt für Allgemeinmedizin, 88662 Überlingen Christel Buderath, Fachärztin für Allgemeinmedizin und Akupunktur, 04275 Leipzig Léo Leblanc, Arzt in Weiterbildung für Psychiatrie, 06618 Naumburg</text:p>
      <text:p text:style-name="P4">Sabine Brunner-Hagazy, Ärztin für Allgemeinmedizin, 96489 Niederfüllbach Dr. med. dent. Mark Etz, Zahnarzt, 69151 Neckargemünd</text:p>
      <text:p text:style-name="P4">Dr. med. Katrin Meitsch, Fachärztin für Allgemeinmedizin, 04157 Leipzig Dr. Matthias Gebelein, Zahnarzt, 78713 Schramberg</text:p>
      <text:p text:style-name="P4">Dr. Cornelia Böttcher, Fachärztin für Physikalische und Rehabilitative Medizin, 82194 Gröbenzell</text:p>
      <text:p text:style-name="P4">Gudrun Schnellbacher, Fachärztin für Innere Medizin/Nephrologie, 10318 Berlin</text:p>
      <text:p text:style-name="P4">Dr. med. Josef Grießhaber, Facharzt für Allgemeinmedizin, Homöopathie , 88637 Kreenheinstetten</text:p>
      <text:p text:style-name="P4">Dr. Maria Bovelet Allgemeinärztin 14469 Potsdam Dr. med. Nicole Blohm, Ärztin, 28219 Bremen</text:p>
      <text:p text:style-name="P4">Dr. med. Heinrich Günther, Facharzt für Innere Medizin i.R., 01259 Dresden Rainer Schmid, Arzt, 82386 Huglfing</text:p>
      <text:p text:style-name="P4">Rudolf Haug, Facharzt für psychotherapeutische Medizin, 88447 Warthausen Dr. Georg Mehringer, Facharzt für Allgemeinmedizin, 82444 Schlehdorf</text:p>
      <text:p text:style-name="P4">Dr. med. Katja Miersch, Innere Medizin, 80469 München</text:p>
      <text:p text:style-name="P4">Dr. med. Notburga Schmid, Fachärztin für Pneumologie, A – 2380 Perchtoldsdorf Dr.med. Petra Paling, Praktische Ärztin, 97082 Würzburg</text:p>
      <text:p text:style-name="P4">Jutta Hasenbein, Tierärztin, 65589 Hadamar</text:p>
      <text:p text:style-name="P4">Dr. med. Angelika Eisenack, Internistin, Diabetologin, 85579 Neubiberg Dr. med. Peggy Schwarz, Fachärztin für Allgemeinmedizin, 12621 Berlin</text:p>
      <text:p text:style-name="P4">Dr. med. Klaus Thies, Facharzt für Kinder- und Jugendmedizin, 28203 Bremen</text:p>
      <text:p text:style-name="P4">Dr. med. Volker Heinbuch, Facharzt Innere Medizin, Geriatrie, Palliativmedizin, Notfallmedizin, 98699 Veilsdorf</text:p>
      <text:p text:style-name="P4">Dr. med. Katja Sohr, Fachärztin für Allgemeinmedizin, 09119 Chemnitz Dr. med. vet. Anke Woitzik, Tiermedizin , 04442 Zwenkau</text:p>
      <text:p text:style-name="P4">Dana Härtig, Fachärztin für Kinder-u. Jugendmedizin, 04158 Leipzig Dr. med. dent. MSc Carsten Guse, Zahnarzt, 91154 Roth</text:p>
      <text:p text:style-name="P4">Christian Fischer, Arzt, 83022 Rosenheim</text:p>
      <text:p text:style-name="P4"><text:soft-page-break/>Rainer Wyslich, Praktischer Arzt, 88213 Ravensburg MUDr. Karina Raabgrund, Kinderärztin, 99096 Erfurt</text:p>
      <text:p text:style-name="P4">Dr. med. Anita Fichtner, Fachärztin für Allgemein- und Arbeitsmedizin, 04103 Leipzig Dr. med. Abolfazl Ajeli, Orthopäde, 96317 Kronach</text:p>
      <text:p text:style-name="P4">Dr. med. Christian Gerhardt, Facharzt für Psychiatrie und Psychotherapie, 04416 Markkleeberg</text:p>
      <text:p text:style-name="P4">Manfred Van Treek, Facharzt für Allgemeinmedizin/Naturheilverfahren, 68519 Viernheim</text:p>
      <text:p text:style-name="P4">Stefanie Byrdek, Zahnärztin, 01587 Riesa.</text:p>
      <text:p text:style-name="P4">Dr. med. Ulrich Gläser, Facharzt für Allgemeinmedizin, Betriebsarzt, 04129 Leipzig Angela Weichler, Fachärztin für Radiologie, 37520 Osterode</text:p>
      <text:p text:style-name="P4">Dr. med. Andrea Köster, Ärztin für Psychotherapeutische Medizin, 27726 Worpswede Dr. med. Heike Aden-Schöppach, ganzheitliche Medizin, 63739 Aschaffenburg Wieser Anita, Fachärztin für Allgemeinmedizin, 04155 Leipzig</text:p>
      <text:p text:style-name="P4">Dr. med. dent. Matthias Schüller, Zahnarzt, 08258 Markneukirchen Sebastian Schüller, Zahnarzt, 08258 Markneukirchen</text:p>
      <text:p text:style-name="P4">Maria Durand, Assistenzärztin Allgemeinmedizin, 82067 Ebenhausen Dr. Martin Schätzle, Facharzt für Dermatologie, 78315 Radolfzell Astrid Paul, Ärztin für Allgemeinmedizin, 6060 Hall, Tirol, A</text:p>
      <text:p text:style-name="P4">Sandra Oesterreich , Fachärztin für Allgemeinmedizin, 04289 Leipzig</text:p>
      <text:p text:style-name="P4">Dr. med. S. Birkholz-Lindner, Fachärztin für Allgemeinmedizin, 04155 Leipzig Dr. med. Gabriele Röttgers, Allgemeinärztin, 88662 Überlingen</text:p>
      <text:p text:style-name="P4">Dr. med. Sylvie Schmidt, Fachärztin für Allgemeinmedizin, 04651 Bad Lausick</text:p>
      <text:p text:style-name="P4">Dipl. med. Kerstin Herrmann, Praktische Ärztin / Biologische Medizin, 98574 Schmalkalden</text:p>
      <text:p text:style-name="P4">Dr. med. Justine Büchler, Fachärztin für Frauenheilkunde und Geburtshilfe, 01324 Dresden</text:p>
      <text:p text:style-name="P4">Dr. med. Jürgen Borchert, Internist, 28757 Bremen</text:p>
      <text:p text:style-name="P4">Dr. med. dent. Christina Baum, Dipl. Stomatologe, 97922 Lauda-Königshofen</text:p>
      <text:p text:style-name="P4">Dr. med. Karen Dannemann, Fachärztin für Allgemeinmedizin, 04155 Leipzig</text:p>
      <text:p text:style-name="P4">Dr. Dr. med. Richard Folger, Facharzt für Allgemein und Gefäßchirurgie, 95463 Bindlach</text:p>
      <text:p text:style-name="P4">Dr. med. dent. Sebastian Jonscher, Zahnarzt, 10407 Berlin</text:p>
      <text:p text:style-name="P4">Dr. med. Christian Kessner, Christian, Facharzt für Neurologie und Psychiatrie, 01259 Dresden</text:p>
      <text:p text:style-name="P4">Dr. med. Susanne Ilgner, Fachärztin für Radiologie, 01219 Dresden Uwe Wilhelm Haspel, Praktischer Arzt, Naturheilverfahren, 10115 Berlin Kärn, Ulrich, Facharzt für Allgemeinmedizin, 01277 Dresden</text:p>
      <text:p text:style-name="P4">Dr. med. Sven Gerhard Nevermann, Facharzt für Allgemeinmedizin &amp; Arbeitsmedizin, 27259 Varrel</text:p>
      <text:p text:style-name="P4"><text:soft-page-break/>Dipl. Med. Kerstin Aßmann, Fachärztin für Kinderheilkunde, 01796 Pirna Dipl. Med. Detlev Aßmann, Facharzt für Allgemeinmedizin, 01796 Pirna</text:p>
      <text:p text:style-name="P4">Dr. med. Kersten Deutschmann, Fachärztin für Gynäkologie, 01307 Dresden Heinz Huber, Facharzt für Allgemeinmedizin, 72160 Horb</text:p>
      <text:p text:style-name="P4">Dr. med. Mario Schulze, Zahnarzt, 01219 Dresden</text:p>
      <text:p text:style-name="P4">Dr. med. Kathrin Junghannß , Fachärztin für Allgemeinmedizin, 01844 Neustadt</text:p>
      <text:p text:style-name="P4">Dr. med. Christina Kober, Christina, Fachärztin für Allgemeinmedizin, 01900 Großröhrsdorf</text:p>
      <text:p text:style-name="P4">Dr. Renate Dicht, Fachärztin für Innere Medizin, 79112 Freiburg</text:p>
      <text:p text:style-name="P4">Dr. med. Christoph Heinritz-Bechtel, Facharzt für Gynäkologie und Geburtshilfe, 08056 Zwickau</text:p>
      <text:p text:style-name="P4">Dipl.-Med. Sabine Anders, Fachärztin für Allgemeinmedizin, 01734 Rabenau Dipl.-Stom. Ines Slansky, Zahnärztin, 02763 Zittau</text:p>
      <text:p text:style-name="P4">Dr. Detlef Bracke, Stomatologie, 02827 Görlitz</text:p>
      <text:p text:style-name="P4">Mike Ohnesorge, Facharzt für Psychiatrie und Psychotherapie , 01309 Dresden</text:p>
      <text:p text:style-name="P4">Dr. med. Heiko Brand-Finsterbusch, Fachzahnarzt für Kieferorthopädie, 01662 Meißen</text:p>
      <text:p text:style-name="P4">Doris Esche, Allgemeinärztin im Ruhestand, 28870 Ottersberg</text:p>
      <text:p text:style-name="P4">Anne Krüger, Ärztin in Weiterbildung (für Facharzt für Psychosomatik), 72631 Aichtal Ralf Strobl, Zahnarzt, 88085 Langenargen</text:p>
      <text:p text:style-name="P4">Dr. med. Markus Lothar, Facharzt für Allgemeinmedizin, 04279 Leipzig Dipl. Stom. Doris Frauenlob, Zahnärztin, 04103 Leipzig</text:p>
      <text:p text:style-name="P4">Dr. med. Anke Denner, Fachärztin für Innere Medizin, 01169 Dresden Dr. med. Michael Mörz, Facharzt für Pathologie, 01099 Dresden</text:p>
      <text:p text:style-name="P4">Dr. Volker Schlegel, Facharzt für Innere Medizin &amp; Pneumologie, 06682 Teuchern Friederike Brink, Fachärztin für Allgemeinmedizin, 55130 Mainz</text:p>
      <text:p text:style-name="P4">Dr. med. Dirk Folkens, Facharzt für Allgemeinmedizin, 39345 Flechtingen Dipl.-Stom. Annelore Schindhelm, Zahnärztin, 01326 Dresden</text:p>
      <text:p text:style-name="P4">Dr. med. Udo Kamentz, Hautarzt Allergologie Umweltmedizin, 89250 Senden Dr. med. Nicole Ludwig, Fachärztin für Allgemeinmedizin, 78315 Radolfzell Renate Christoph, Fachärztin für Innere Medizin, 01219 Dresden</text:p>
      <text:p text:style-name="P4">Dr. med. Matthias Schumann, Facharzt für Allgemeinmedizin, 01917 Kamenz Dipl.med. Ernst Manno, Facharzt für Chirurgie, 03046 Cottbus</text:p>
      <text:p text:style-name="P4">Dr. med. Jörg Fuchs, Praxis für Chirurgie und Gefäßmedizin, 50858 Köln Dr. Thanila Weber, Zahnärztin, 01324 Dresden</text:p>
      <text:p text:style-name="P4">Dr. med. Angela Satran, OÄ für Neurologie, 8010 Graz Dipl. med. Martin Böhmer, Kinderarzt, 02625 Bautzen</text:p>
      <text:p text:style-name="P4">Dipl. med. Sabine Böhmer, Allgemeinmedizin, 02625 Bautzen</text:p>
      <text:p text:style-name="P4"><text:soft-page-break/>Dr. med. Marie-Luise Junge, Fachärztin für Innere Medizin, 01324 Dresden Dr. med. Großer, Berthild, FÄ für Allgemeinmedizin, 01309 Dresden</text:p>
      <text:p text:style-name="P4">MUDr. Großer, Zuzana, FÄ für Allgemeinmedizin, 01309 Dresden Dr. med. Christina Boekhorst, Ärztin, 97447 Gerolzhofen</text:p>
      <text:p text:style-name="P4">Dr. med. Christina Brauer-Peters, Fachärztin für Allgemeinmedizin, 28329 Bremen Dr. med. Philipp Conradi, Facharzt für Allgemeinmedizin, 01219 Dresden</text:p>
      <text:p text:style-name="P4">Taslim Bukhari, Fachärztin für Allgemeinmedizin, 97447 Gerolzhofen Dr. med. Thomas Hoch, Zahnarzt, Umweltmedizin, 01917 Kamenz</text:p>
      <text:p text:style-name="P4">Dr. med. Karsten Wurm, Facharzt für Orthopädie, 34131 Kassel</text:p>
      <text:p text:style-name="P4">Dr. med. Lena Kallmeyer, Traditionell chinesische Medizin, 97346 Iphofen Dr. Tanja Efinger, Ärztin, 78126 Königsfeld</text:p>
      <text:p text:style-name="P4">Dr. med. Georg von Ascheraden, Facharzt für Allgemeinmedizin, 06618 Mertendorf Dr. med. Andreas Valentien, Facharzt für Allgemeinmedizin, 01069 Dresden Edeltraud Böttge, Fachärztin für Neurologie, Psychiatrie, 19075 Warsow</text:p>
      <text:p text:style-name="P4">Dr. med. Bernward Büchler, Facharzt für Psychiatrie, Psychotherapie, Psychosomatik, 71364 Winnenden</text:p>
      <text:p text:style-name="P4">Torsten Lähteenmäki, Facharzt für Psychiatrie und Psychotherapie, 37073 Göttingen Jan Hinnerk Hendriksen, Arzt, BSc. TCM, 97447 Gerolzhofen</text:p>
      <text:p text:style-name="P4">Dr. med. Gottfried Ebenhöh, Facharzt für Orthopädie, 63607 Wächtersbach Dr. med. Thomas Vieth, Georgistrasse 101, 09127 Chemnitz</text:p>
      <text:p text:style-name="P4">Dr. med. Markus Krüger, Facharzt für Kinder- und Jugendmedizin, 21682 Stade Thomas Härtel, Radiologie, 01326, Dresden</text:p>
      <text:p text:style-name="P4">Dr. med. Solveig Pinkert, Fachärztin für Allgemeinmedizin und Anästhesie, 01796 Pirna</text:p>
      <text:p text:style-name="P4">Dr. med. Susanna Wasner, Ganzheitliche Medizin, 80336 München</text:p>
      <text:p text:style-name="P4">Dr. med. Paul Brandenburg, Facharzt für Allgemeinmedizin, Notfallmedizin, 10245 Berlin</text:p>
      <text:p text:style-name="P4">Prof. Dr. med. Sucharit Bhakdi, Facharzt für Mikrobiologie und Infektionsepidemiologie, 24238 Martensrade</text:p>
      <text:p text:style-name="P4">Dr. med. Ingrid Heimke, Fachärztin für Kinder- und Jugendmedizin, 01259, Dresden Kerstin Wolf, Fachärztin für Allgemeinmedizin, 13086 Berlin</text:p>
      <text:p text:style-name="P4">Dr. med. Gudrun Günzel, Fachärztin für Kinder-und Jugendmedizin, 01259 Dresden Nicola Fels, Kinder -und Jugendärztin, 47798 Krefeld</text:p>
      <text:p text:style-name="P4">Dr. med. Sabine Tarnovius, Kieferorthopädie, 80686 München</text:p>
      <text:p text:style-name="P4">Dr. med. Birgit Hegewald, Fachärztin für Allgemeinmedizin, 01099 Dresden Dr. med. Barbara Pade-Theisen, Ärztin für Allgemeinmedizin, 80539 München Mariangel Rubio Duran, Assistenzärztin für Neurologie, Traunstein</text:p>
      <text:p text:style-name="P4"><text:soft-page-break/>Dr. med. Gunter Frank, Arzt für Allgemeinmedizin, Naturheilverfahren, 69120 Heidelberg</text:p>
      <text:p text:style-name="P4">und die Ärztinnen und Ärzte für individuelle Impfentscheidung e.V.</text:p>
      <text:h text:style-name="P2" text:outline-level="1">Literatur</text:h>
      <text:list xml:id="list2526764129" text:style-name="L3">
        <text:list-item>
          <text:p text:style-name="P10">Polack FP, Thomas SJ, Kitchin N, Absalon J, Gurtman A, Lockhart S, u. a. Safety and Efficacy of the BNT162b2 mRNA Covid-19 N Engl J Med 2020;383:2603–15.</text:p>
        </text:list-item>
        <text:list-item>
          <text:p text:style-name="P10">Baden LR, El Sahly HM, Essink B, Kotloff K, Frey S, Novak R, u. a. Efficacy and Safety of the mRNA-1273 SARS-CoV-2 Vaccine. N Engl J Med 2021;384:403–</text:p>
        </text:list-item>
        <text:list-item>
          <text:p text:style-name="P10">Voysey M, Clemens SAC, Madhi SA, Weckx LY, Folegatti PM, Aley PK, u. a. Safety and efficacy of the ChAdOx1 nCoV-19 vaccine (AZD1222) against SARS-CoV-2: an interim analysis of four randomised controlled trials in Brazil, South Africa, and the The Lancet 2021;397:99–111.</text:p>
        </text:list-item>
        <text:list-item>
          <text:p text:style-name="P10">Sadoff J, Gray G, Vandebosch A, Cárdenas V, Shukarev G, Grinsztejn B, u. a. Safety and Efficacy of Single-Dose COV2.S Vaccine against Covid-19. N Engl J Med 2021;384:2187–201.</text:p>
        </text:list-item>
        <text:list-item>
          <text:p text:style-name="P10">Dagan N, Barda N, Kepten E, Miron O, Perchik S, Katz MA, u. a. BNT162b2 mRNA Covid-19 Vaccine in a Nationwide Mass Vaccination N Engl J Med 2021;384:1412–23.</text:p>
        </text:list-item>
        <text:list-item>
          <text:p text:style-name="P10">Keehner J, Horton LE, Binkin NJ, Laurent LC, Pride D, Longhurst CA, u. a. Resurgence of SARS-CoV-2 Infection in a Highly Vaccinated Health System N Engl J Med 2021;385:1330–2.</text:p>
        </text:list-item>
        <text:list-item>
          <text:p text:style-name="P3"><text:span text:style-name="T9">rdström P, Ballin M, Nordström A. Effectiveness of Covid-19 Vaccination Against Risk of Symptomatic Infection, Hospitalization, and Death Up to 9 Months: A Swedish Total-Population Cohort SSRN Journal [Internet] 2021 [zitiert 2021 Nov 19];Available from: https://</text:span><text:a xlink:type="simple" xlink:href="http://www.ssrn.com/abstract%3D3949410" text:style-name="Internet_20_link" text:visited-style-name="Visited_20_Internet_20_Link"><text:span text:style-name="T9">www.ssrn.com/abstract=3949410</text:span></text:a></text:p>
        </text:list-item>
        <text:list-item>
          <text:p text:style-name="P10">Bar-On YM, Goldberg Y, Mandel M, Bodenheimer O, Freedman L, Kalkstein N,</text:p>
        </text:list-item>
        <text:list-item>
          <text:p text:style-name="P10">a. Protection of BNT162b2 Vaccine Booster against Covid-19 in Israel. N Engl J Med 2021;385:1393–400.</text:p>
        </text:list-item>
        <text:list-item>
          <text:p text:style-name="P3"><text:span text:style-name="T9">Paul-Ehrlich-Institut. Sicherheitsbericht: Verdachtsfälle von Nebenwirkungen und Impfkomplikationen nach Impfung zum Schutz vor COVID-19 [Internet]. 2021 [zitiert 2021 Okt 13];Available from: https://</text:span><text:a xlink:type="simple" xlink:href="http://www.pei.de/SharedDocs/Downloads/DE/newsroom/dossiers/sicherheitsb" text:style-name="Internet_20_link" text:visited-style-name="Visited_20_Internet_20_Link"><text:span text:style-name="T9">pei.de/SharedDocs/Downloads/DE/newsroom/dossiers/sicherheitsb</text:span></text:a><text:span text:style-name="T9"> erichte/sicherheitsbericht-27-12-bis-31-08-21.pdf? blob=publicationFile&amp;v=6</text:span></text:p>
        </text:list-item>
        <text:list-item>
          <text:p text:style-name="P3"><text:span text:style-name="T9">Riemersma KK, Grogan BE, Kita-Yarbro A, Halfmann PJ, Segaloff HE, Kocharian A, u. a. Shedding of Infectious SARS-CoV-2 Despite Vaccination [Internet]. Infectious Diseases (except HIV/AIDS); 2021 [zitiert 2021 Okt 13]. Available from: </text:span><text:a xlink:type="simple" xlink:href="http://medrxiv.org/lookup/doi/10.1101/2021.07.31.21261387" text:style-name="Internet_20_link" text:visited-style-name="Visited_20_Internet_20_Link"><text:span text:style-name="T9">http://medrxiv.org/lookup/doi/10.1101/2021.07.31.21261387</text:span></text:a></text:p>
        </text:list-item>
        <text:list-item>
          <text:p text:style-name="P10">Singanayagam A, Hakki S, Dunning J, Madon KJ, Crone MA, Koycheva A, u. a. Community transmission and viral load kinetics of the SARS-CoV-2 delta (B.1.617.2) variant in vaccinated and unvaccinated individuals in the UK: prospective, longitudinal, cohort study. The Lancet Infectious Diseases 2021;S1473309921006484.</text:p>
        </text:list-item>
        <text:list-item>
          <text:p text:style-name="P10">Public Health England. SARS-CoV-2 variants of concern and variants under investigation in England – Technical Briefing 20 [Internet]. 2021 [zitiert 2021 Okt 13];Available from: https://assets.publishing.service.gov.uk/government/uploads/system/uploads/ attachment_data/file/1009243/Technical_Briefing_20.pdf</text:p>
        </text:list-item>
        <text:list-item>
          <text:p text:style-name="P10">Abu-Raddad LJ, Chemaitelly H, Bertollini Severity of SARS-CoV-2 Reinfections as Compared with Primary Infections. N Engl J Med 2021;NEJMc2108120.</text:p>
        </text:list-item>
        <text:list-item>
          <text:p text:style-name="P11"><text:soft-page-break/>Levin AT, Hanage WP, Owusu-Boaitey N, Cochran KB, Walsh SP, Meyerowitz- Katz G. Assessing the age specificity of infection fatality rates for COVID-19: systematic review, meta-analysis, and public policy implications. Eur J Epidemiol 2020;35:1123–38</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Bebas Neue Pro Expanded" svg:font-family="'Bebas Neue Pro Expanded'" style:font-family-generic="swiss" style:font-pitch="variable"/>
    <style:font-face style:name="BookerlyLCD" svg:font-family="BookerlyLCD"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8T15:33:59.788000000</meta:creation-date>
    <dc:date>2021-12-18T15:48:38.774000000</dc:date>
    <meta:editing-duration>PT10M13S</meta:editing-duration>
    <meta:editing-cycles>2</meta:editing-cycles>
    <meta:generator>LibreOffice/7.2.1.2$Windows_X86_64 LibreOffice_project/87b77fad49947c1441b67c559c339af8f3517e22</meta:generator>
    <meta:document-statistic meta:table-count="0" meta:image-count="0" meta:object-count="0" meta:page-count="20" meta:paragraph-count="329" meta:word-count="5410" meta:character-count="42256" meta:non-whitespace-character-count="37203"/>
  </office:meta>
</office:document-meta>
</file>